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end" style:justify-single-word="false"/>
      <style:text-properties fo:font-size="12pt" style:font-size-asian="12pt" style:font-size-complex="12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paragraph-properties fo:text-align="end" style:justify-single-word="false"/>
      <style:text-properties fo:font-size="8pt" style:font-size-asian="8pt" style:font-size-complex="8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Standard">
      <style:paragraph-properties fo:text-align="start" style:justify-single-word="false"/>
    </style:style>
    <style:style style:name="P8" style:family="paragraph" style:parent-style-name="Heading" style:master-page-name="Standard">
      <style:paragraph-properties fo:text-align="center" style:justify-single-word="false" style:page-number="auto"/>
    </style:style>
    <style:style style:name="P9" style:family="paragraph" style:parent-style-name="Heading_20_1">
      <style:text-properties fo:font-size="12pt" style:font-size-asian="12pt" style:font-size-complex="12pt"/>
    </style:style>
    <style:style style:name="P10" style:family="paragraph" style:parent-style-name="Heading_20_2" style:list-style-name="WW8Num6">
      <style:text-properties fo:font-size="12pt" style:font-size-asian="12pt" style:font-size-complex="12pt"/>
    </style:style>
    <style:style style:name="P11" style:family="paragraph" style:parent-style-name="Heading_20_2" style:list-style-name="WW8Num7">
      <style:text-properties fo:font-size="12pt" style:font-size-asian="12pt" style:font-size-complex="12pt"/>
    </style:style>
    <style:style style:name="P12" style:family="paragraph" style:parent-style-name="Heading_20_2" style:list-style-name="WW8Num11"/>
    <style:style style:name="P13" style:family="paragraph" style:parent-style-name="Heading_20_2" style:list-style-name="WW8Num1"/>
    <style:style style:name="P14" style:family="paragraph">
      <style:paragraph-properties fo:text-align="start"/>
      <style:text-properties style:text-line-through-style="none" style:font-name="Liberation Sans" fo:font-size="12pt" fo:font-style="normal" style:text-underline-style="none" fo:font-weight="normal"/>
    </style:style>
    <style:style style:name="P15" style:family="paragraph">
      <style:paragraph-properties fo:text-align="start"/>
      <style:text-properties style:text-line-through-style="none" style:font-name="Liberation Sans" fo:font-size="10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gr1"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Person"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surname"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lastname"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street"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umber"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postcode" form:control-implementation="ooo:com.sun.star.form.component.TextField" xml:id="control5" form:id="control5" form:max-length="5" form:convert-empty-to-null="true">
            <form:properties>
              <form:property form:property-name="DefaultControl" office:value-type="string" office:string-value="com.sun.star.form.control.TextField"/>
            </form:properties>
          </form:text>
          <form:text form:name="city"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email"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user_id"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username"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date_registered" form:control-implementation="ooo:com.sun.star.form.component.TextField" xml:id="control10" form:id="control10"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RECHTIGUNGSVERTRAG</text:p>
      <text:p text:style-name="Subtitle">In der Fassung vom ...</text:p>
      <text:h text:style-name="P9" text:outline-level="1">1) Vertragsparteien</text:h>
      <text:p text:style-name="P3">Der Berechtigungsvertrag wird geschlossen zwischen</text:p>
      <text:list xml:id="list170618804" text:style-name="WW8Num6">
        <text:list-item>
          <text:h text:style-name="P10" text:outline-level="2">Rechteinhaber/ Urheber: Textdichter, Komponist</text:h>
        </text:list-item>
      </text:list>
      <text:p text:style-name="P5"/>
      <text:p text:style-name="P6"><text:tab/><text:tab/><text:tab/>(Bitte Richtigkeit der Daten überprüfen. Änderungen nur online nach Anmeldung <text:s/>möglich!)</text:p>
      <text:p text:style-name="P7">Vorname: <text:tab/><text:tab/><draw:control text:anchor-type="as-char" draw:z-index="0" draw:style-name="gr1" draw:text-style-name="P14" svg:width="4.5087in" svg:height="0.3004in" draw:control="control1"/></text:p>
      <text:p text:style-name="Standard">Nachname: <text:s/><text:tab/><text:tab/><draw:control text:anchor-type="as-char" draw:z-index="1" draw:style-name="gr1" draw:text-style-name="P14" svg:width="4.498in" svg:height="0.3004in" draw:control="control2"/></text:p>
      <text:p text:style-name="Standard">Straße:<text:tab/><text:tab/><text:tab/><draw:control text:anchor-type="as-char" draw:z-index="2" draw:style-name="gr1" draw:text-style-name="P14" svg:width="3.5398in" svg:height="0.3004in" draw:control="control3"/> Nr. <draw:control text:anchor-type="as-char" draw:z-index="3" draw:style-name="gr1" draw:text-style-name="P14" svg:width="0.6504in" svg:height="0.3004in" draw:control="control4"/></text:p>
      <text:p text:style-name="Standard">Postleitzahl:<text:tab/><text:tab/><draw:control text:anchor-type="as-char" draw:z-index="4" draw:style-name="gr1" draw:text-style-name="P14" svg:width="0.9358in" svg:height="0.3004in" draw:control="control5"/> Ort: <draw:control text:anchor-type="as-char" draw:z-index="5" draw:style-name="gr1" draw:text-style-name="P14" svg:width="3.1996in" svg:height="0.3004in" draw:control="control6"/></text:p>
      <text:p text:style-name="Standard">Email-Adresse: <text:tab/><draw:control text:anchor-type="as-char" draw:z-index="6" draw:style-name="gr1" draw:text-style-name="P14" svg:width="4.5087in" svg:height="0.3004in" draw:control="control7"/></text:p>
      <text:p text:style-name="P2">- im Folgenden Berechtigter genannt – </text:p>
      <text:p text:style-name="P3">Und der </text:p>
      <text:list xml:id="list1504046248" text:continue-numbering="true" text:style-name="WW8Num6">
        <text:list-item>
          <text:h text:style-name="P10" text:outline-level="2">Verwertungsgesellschaft</text:h>
        </text:list-item>
      </text:list>
      <text:p text:style-name="P1">Creative Commons Collecting Society</text:p>
      <text:p text:style-name="P1">Verwertungsgesellschaft</text:p>
      <text:p text:style-name="P1">Adresse</text:p>
      <text:p text:style-name="P4">- im folgenden C3S genannt – </text:p>
      <text:p text:style-name="P3">Vertreten durch ihre Geschäftsführer/ Vorsitzenden. </text:p>
      <text:h text:style-name="Heading_20_1" text:outline-level="1"><text:span text:style-name="T1">2) Begründung des Vertrages</text:span> </text:h>
      <text:list xml:id="list110305438" text:style-name="WW8Num7">
        <text:list-item>
          <text:h text:style-name="P11" text:outline-level="2">Unterzeichnung durch beide Vertragsparteien</text:h>
        </text:list-item>
      </text:list>
      <text:p text:style-name="P1"><text:span text:style-name="T2">Dieser Vertrag wird von beiden Parteien unterzeichnet.</text:span> </text:p>
      <text:list xml:id="list987884352" text:continue-numbering="true" text:style-name="WW8Num7">
        <text:list-item>
          <text:h text:style-name="P11" text:outline-level="2">Übergabe einer Ausfertigung, Satzung und Verteilungsplan an den Berechtigten</text:h>
        </text:list-item>
      </text:list>
      <text:p text:style-name="P3">Der Berechtigte erhält eine Ausfertigung des Vertrages. Er erklärt außerdem, die Satzung sowie den Verteilungsplan erhalten zu haben. </text:p>
      <text:h text:style-name="Heading_20_1" text:outline-level="1"><text:soft-page-break/>3) Inhalt des Vertrages</text:h>
      <text:list xml:id="list1838748688" text:style-name="WW8Num11">
        <text:list-item>
          <text:h text:style-name="P12" text:outline-level="2">Rechteübertragung</text:h>
        </text:list-item>
      </text:list>
      <text:p text:style-name="P3">Der Berechtigte überträgt hiermit der C3S als Treuhänderin für alle europäischen Länder die ihm gegenwärtig zustehenden und während der Vertragsdauer noch zuwachsenden und zufallenden, insbesondere die durch neue technische Entwicklungen entstehenden, oder sonst erworbenen Urheber- und Leistungsschutzrechte in dem im folgenden näher bestimmten Umfang zur Wahrnehmung nach Maßgabe der Bestimmungen dieses Vertrages. </text:p>
      <text:list xml:id="list143266878" text:continue-numbering="true" text:style-name="WW8Num11">
        <text:list-item>
          <text:h text:style-name="P12" text:outline-level="2">Art der übertragenen Rechte</text:h>
        </text:list-item>
      </text:list>
      <text:p text:style-name="P3">Der Berechtigte überträgt der C3S alle Rechte, soweit diese nicht schon von einer CC-Lizenz erfasst werden. </text:p>
      <text:list xml:id="list545293916" text:continue-numbering="true" text:style-name="WW8Num11">
        <text:list-item>
          <text:h text:style-name="P12" text:outline-level="2">Hauptleistungspflicht</text:h>
        </text:list-item>
      </text:list>
      <text:p text:style-name="P3">Die C3S verpflichtet sich zur treuhänderischen Wahrnehmung der ihr nach diesem Vertrag übertragenen Rechte. Die C3S ist berechtigt, die ihr vom Berechtigten übertragenen Rechte im eigenen Namen auszuüben, sie auszuwerten und die zu zahlenden Gegenleistung in Empfang zu nehmen, den Empfang rechtsverbindlich zu quittieren, die ihr zustehenden Rechte an Dritte ganz oder zum Teil weiter zu übertragen oder die Benutzung zu untersagen. Die C3S kann die ihr zustehenden Rechte auch gerichtlich in jeder der ihr zweckmäßig erscheinenden Weise im eigenen Land geltend machen. </text:p>
      <text:list xml:id="list1607925728" text:continue-numbering="true" text:style-name="WW8Num11">
        <text:list-item>
          <text:h text:style-name="P12" text:outline-level="2">Garantie des Berechtigten, dass er über die übertragenen Rechte verfügt</text:h>
        </text:list-item>
      </text:list>
      <text:p text:style-name="P3">Der Berechtigte garantiert, dass er über die mit diesem Vertrag übertragenen Rechte uneingeschränkt verfügt. </text:p>
      <text:list xml:id="list850261078" text:continue-numbering="true" text:style-name="WW8Num11">
        <text:list-item>
          <text:h text:style-name="P12" text:outline-level="2">Vergütungsansprüche</text:h>
        </text:list-item>
      </text:list>
      <text:p text:style-name="P3">Die dem Berechtigten gegen die C3S zustehenden Ansprüche werden ihm auf seinem Mitgliedskonto gutgeschrieben. Die Ansprüche des Berechtigten sind nur nach Vereinbarung mit der C3S abtretbar. </text:p>
      <text:list xml:id="list1604385243" text:continue-numbering="true" text:style-name="WW8Num11">
        <text:list-item>
          <text:h text:style-name="P12" text:outline-level="2">Satzung und Verteilungsplan sind Bestandteil des Vertrages, Abänderungen und Ergänzungen durch die Mitgliederversammlung</text:h>
        </text:list-item>
      </text:list>
      <text:p text:style-name="P3">Satzung sowie Verteilungsplan, auch soweit diese künftig geändert werden sollten, bilden einen Bestandteil dieses Vertrages. Beschließt die Mitgliederversammlung in Zukunft Änderungen oder Ergänzungen des Berechtigungsvertrages, so gelten auch diese als Bestandteil dieses Vertrages. Änderungen oder Ergänzungen sind dem Berechtigten schriftlich mitzuteilen. Die Zustimmung des Berechtigten zur Änderung oder Ergänzung gilt als erteilt, wenn er nicht innerhalb von sechs Wochen nach Absendung der schriftlichen Mitteilung ausdrücklich widerspricht. Auf diese Rechtsfolge ist der Berechtigte in der Mitteilung hinzuweisen. Zu Änderungen des Berechtigungsvertrages bedarf es der für Satzungsänderungen erforderlichen Mehrheit der Mitgliederversammlung. </text:p>
      <text:list xml:id="list1761493333" text:continue-numbering="true" text:style-name="WW8Num11">
        <text:list-item>
          <text:h text:style-name="P12" text:outline-level="2">Satzungswidriges Verhalten</text:h>
        </text:list-item>
      </text:list>
      <text:p text:style-name="P3">Der Berechtigte, der seinen Verpflichtungen aus der Satzung nicht nachkommt, ist verpflichtet, der C3S alle hierdurch entstehenden Kosten zu erstatten und Schäden zu ersetzen. Der Berechtigte verpflichtet sich, keinerlei Rechtsgeschäfte zu tätigen, die eine Umgehung der Satzung, des Berechtigungsvertrages oder des Verteilungsplanes zum Ziel haben. </text:p>
      <text:list xml:id="list1808452329" text:continue-numbering="true" text:style-name="WW8Num11">
        <text:list-item>
          <text:h text:style-name="P12" text:outline-level="2">Pflichten der Mitglieder</text:h>
        </text:list-item>
      </text:list>
      <text:p text:style-name="P3">Der Berechtigte verpflichtet sich, jeden Wohnsitzwechsel und jede Änderung seines Namens unverzüglich der C3S mitzuteilen. </text:p>
      <text:list xml:id="list1450466240" text:continue-numbering="true" text:style-name="WW8Num11">
        <text:list-item>
          <text:h text:style-name="P12" text:outline-level="2">Mitgliedsbeitrag, Aufnahmegebühr</text:h>
        </text:list-item>
      </text:list>
      <text:p text:style-name="P3">Der Berechtigte verpflichtet sich zur Zahlung einer Aufnahmegebühr beim erstmaligen Vertragsabschluss sowie zur Zahlung des jährlichen Mitgliedsbeitrages. Bei Vertragsabschluss ist der Mitgliedsbeitrag im Voraus zu <text:soft-page-break/>zahlen. In den Folgejahren wird der Mitgliedsbeitrag mit jährlich dem Mitgliedskonto des Berechtigten belastet und mit den im betreffenden Jahr anfallenden Guthaben verrechnet. Soweit die für den Berechtigten anfallenden Gutschriften die Höhe des Mitgliedsbeitrages nicht erreichen, ist der Berechtigte zur Zahlung des Differenzbetrages verpflichtet. </text:p>
      <text:list xml:id="list1272680005" text:continue-numbering="true" text:style-name="WW8Num11">
        <text:list-item>
          <text:h text:style-name="P12" text:outline-level="2">Rechtsnachfolge im Vertragsverhältnis</text:h>
        </text:list-item>
      </text:list>
      <text:p text:style-name="P3">Im Falle des Todes des Berechtigten wird der Berechtigungsvertrag mit den Erben fortgesetzt. Bei Erbengemeinschaft erfolgt dagegen eine Fortsetzung des Vertragsverhältnisses nur, wenn die Erbengemeinschaft einen Bevollmächtigten benennt, der als solcher in den Berechtigungsvertrag eintritt. Werden innerhalb von zwei Jahren nach dem Tode des Berechtigten keine Erbansprüche geltend gemacht und erreichen die für unbekannte Erben erfolgenden Gutschriften in zwei aufeinander folgenden Jahren die Höhe des Mitgliedsbeitrages nicht, so endet der Berechtigungsvertrag zum Ende des darauf folgenden Geschäftsjahres. </text:p>
      <text:list xml:id="list1227522639" text:continue-numbering="true" text:style-name="WW8Num11">
        <text:list-item>
          <text:h text:style-name="P12" text:outline-level="2">Dauer des Vertrages</text:h>
        </text:list-item>
      </text:list>
      <text:p text:style-name="P3">Dieser Vertrag wird zunächst für die Dauer von zwei Jahren geschlossen. Falls der Vertrag nicht sechs Monate vor Ablauf schriftlich gekündigt wird, verlängert er sich jeweils um zwei Jahre. </text:p>
      <text:list xml:id="list540565461" text:continue-numbering="true" text:style-name="WW8Num11">
        <text:list-item>
          <text:h text:style-name="P12" text:outline-level="2">Erfüllungsort des Vertrages, Gerichtsstand</text:h>
        </text:list-item>
      </text:list>
      <text:p text:style-name="P3">Erfüllungsort des Vertrages ist für beide Teile der Ort, an dem die C3S ihren Sitz hat, dasselbe gilt für den örtlichen Gerichtsstand. </text:p>
      <text:list xml:id="list1686562124" text:continue-numbering="true" text:style-name="WW8Num11">
        <text:list-item>
          <text:h text:style-name="P12" text:outline-level="2">Anwendung der Satzungsvorschriften</text:h>
        </text:list-item>
      </text:list>
      <text:p text:style-name="P1"><text:span text:style-name="T2">Auf den Berechtigungsvertrag finden die Vorschriften der Satzung der C3S Anwendung.</text:span> </text:p>
      <text:h text:style-name="Heading_20_1" text:outline-level="1">4) Beendigung des Vertrages</text:h>
      <text:list xml:id="list707480700" text:style-name="WW8Num1">
        <text:list-item>
          <text:h text:style-name="P13" text:outline-level="2">Vertragsbeendigung</text:h>
        </text:list-item>
      </text:list>
      <text:p text:style-name="P3">Mit Beendigung des Vertrages fallen alle übertragenen Rechte an den bisherigen Berechtigten zurück, ohne dass eine besondere Rückübertragung erforderlich ist. Nutzungsverträge mit Dritten, die vor Beendigung des Berechtigungsvertrages abgeschlossen wurden und über den Zeitpunkt der Beendigung des Berechtigungsvertrages hinaus bestehen, behalten jedoch ihre Wirksamkeit für ihre gesamte Dauer. Die Verrechnung der demnach auf den ausgeschiedenen Berechtigten entfallenden Erträge erfolgt nach den Bestimmungen des verteilungsplanes der C3S.</text:p>
      <text:list xml:id="list217203175" text:continue-numbering="true" text:style-name="WW8Num1">
        <text:list-item>
          <text:h text:style-name="P13" text:outline-level="2">Verhalten bei Auflösung der VG</text:h>
        </text:list-item>
      </text:list>
      <text:p text:style-name="P3">Bei satzungsgemäßer Auflösung der C3S gilt der Berechtigungsvertrag als zum Ende des Vierteljahres gekündigt, das auf jenes Vierteljahr folgt, in dem der Auflösungsbeschluss durch die zuständige staatliche Behörde genehmigt worden ist. </text:p>
      <text:p text:style-name="P1"/>
      <text:p text:style-name="Standard"><text:tab/>Unterschrift <text:tab/><text:tab/><text:tab/><text:tab/>___________________________________________</text:p>
      <text:p text:style-name="Standard"/>
      <text:p text:style-name="Standard"/>
      <text:p text:style-name="Standard"/>
      <text:p text:style-name="Standard">(für interne Weiterverarbeitung:)</text:p>
      <text:p text:style-name="P1">id: <draw:control text:anchor-type="as-char" draw:z-index="7" draw:style-name="gr1" draw:text-style-name="P14" svg:width="0.6567in" svg:height="0.2713in" draw:control="control8"/> username: <draw:control text:anchor-type="as-char" draw:z-index="8" draw:style-name="gr1" draw:text-style-name="P15" svg:width="1.3752in" svg:height="0.2713in" draw:control="control9"/> reg: <draw:control text:anchor-type="as-char" draw:z-index="9" draw:style-name="gr1" draw:text-style-name="P15" svg:width="2.8094in" svg:height="0.2713in" draw:control="control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Times New Roman"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Standard" style:class="text">
      <style:paragraph-properties fo:margin-top="0in" fo:margin-bottom="0.2083in" fo:line-height="100%" fo:padding-left="0in" fo:padding-right="0in" fo:padding-top="0in" fo:padding-bottom="0.0555in" fo:border-left="none" fo:border-right="none" fo:border-top="none" fo:border-bottom="0.0138in solid #ffff00"/>
      <style:text-properties fo:color="#17365d" style:font-name="Cambria" fo:font-size="26pt" fo:letter-spacing="0.0035in" style:letter-kerning="true" style:font-name-asian="Times New Roman" style:font-size-asian="26pt" style:font-name-complex="Times New Roman" style:font-size-complex="26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keep-together="always" fo:keep-with-next="always"/>
      <style:text-properties fo:color="#4f81bd" style:font-name="Cambria" fo:font-weight="bold" style:font-name-asian="Times New Roman" style:font-weight-asian="bold" style:font-name-complex="Times New Roman" style:font-weight-complex="bold"/>
    </style:style>
    <style:style style:name="Listenabsatz" style:family="paragraph" style:parent-style-name="Standard">
      <style:paragraph-properties fo:margin-left="0.5in" fo:margin-right="0in" fo:text-indent="0in" style:auto-text-indent="false"/>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style:font-name-asian="Times New Roman" style:font-size-asian="12pt" style:font-name-complex="Times New Roman" style:font-size-complex="12pt"/>
    </style:style>
    <style:style style:name="Sprechblasen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Absatz-Standardschriftart" style:family="text"/>
    <style:style style:name="Überschrift_20_1_20_Zchn" style:display-name="Überschrift 1 Zchn"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text-properties fo:color="#4f81bd" style:font-name="Cambria" fo:font-weight="bold" style:font-name-asian="Times New Roman" style:font-weight-asian="bold" style:font-name-complex="Times New Roman" style:font-weight-complex="bold"/>
    </style:style>
    <style:style style:name="Titel_20_Zchn" style:display-name="Titel Zchn" style:family="text">
      <style:text-properties fo:color="#17365d" style:font-name="Cambria" fo:font-size="26pt" fo:letter-spacing="0.0035in" style:letter-kerning="true" style:font-name-asian="Times New Roman" style:font-size-asian="26pt" style:font-name-complex="Times New Roman" style:font-size-complex="26pt"/>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Sprechblasentext_20_Zchn" style:display-name="Sprechblasentext Zchn" style:family="tex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sc001</meta:initial-creator>
    <meta:creation-date>2011-02-02T10:36:00</meta:creation-date>
    <dc:date>2011-09-29T17:51:30</dc:date>
    <meta:print-date>2011-02-02T09:30:00</meta:print-date>
    <meta:editing-cycles>8</meta:editing-cycles>
    <meta:generator>LibreOffice/3.3$Unix LibreOffice_project/330m19$Build-301</meta:generator>
    <meta:editing-duration>PT4H20M27S</meta:editing-duration>
    <meta:document-statistic meta:table-count="0" meta:image-count="0" meta:object-count="0" meta:page-count="3" meta:paragraph-count="59" meta:word-count="839" meta:character-count="6609"/>
    <meta:user-defined meta:name="Info 1"/>
    <meta:user-defined meta:name="Info 2"/>
    <meta:user-defined meta:name="Info 3"/>
    <meta:user-defined meta:name="Info 4"/>
  </office:meta>
</office:document-meta>
</file>